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NotationTraverser.XSDNotation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NotationTraverser.traverse( Element elmNode , XSDocumentInfo schemaDoc , SchemaGrammar gramm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